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highlighted_5f_usd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usd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71" style:family="table-cell" style:parent-style-name="transparent_5f_usd">
      <style:table-cell-properties fo:background-color="transparent"/>
      <style:text-properties style:font-name="Liberation Sans"/>
    </style:style>
    <style:style style:name="ce172" style:family="table-cell" style:parent-style-name="transparent_5f_usd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95" style:family="table-cell" style:parent-style-name="Default">
      <style:table-cell-properties fo:background-color="#b2b2b2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0" style:family="table-cell" style:parent-style-name="taxable_5f_event_5f_usd">
      <style:table-cell-properties fo:background-color="transparent"/>
      <style:text-properties style:font-name="Liberation Sans"/>
    </style:style>
    <style:style style:name="ce201" style:family="table-cell" style:parent-style-name="taxable_5f_event_5f_alt_5f_usd">
      <style:table-cell-properties fo:background-color="transparent"/>
      <style:text-properties style:font-name="Liberation Sans"/>
    </style:style>
    <style:style style:name="ce202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1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212" style:family="table-cell" style:parent-style-name="from_5f_lot_5f_usd">
      <style:table-cell-properties fo:background-color="transparent"/>
      <style:text-properties style:font-name="Liberation Sans"/>
    </style:style>
    <style:style style:name="ce213" style:family="table-cell" style:parent-style-name="from_5f_lot_5f_alt_5f_usd">
      <style:table-cell-properties fo:background-color="transparent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Capital Gain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9" table:number-rows-spanned="1">
            <text:p>Crypto Capital Gains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7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sold or disposed of</text:p>
          </table:table-cell>
          <table:table-cell table:style-name="ce149" office:value-type="string" calcext:value-type="string">
            <text:p>Proceeds (sales price)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Sol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sold or disposed of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/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2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usd" office:value="2240.0" office:value-type="float"/>
          <table:table-cell table:style-name="from_lot_note_border_usd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20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2: 0.20000000 of 1.00000000 B2</text:p>
          </table:table-cell>
          <table:table-cell table:style-name="taxable_event_note_border_default" office:value-type="string">
            <text:p>1/1: 0.20000000 of 0.2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8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usd" office:value="9760.0" office:value-type="float"/>
          <table:table-cell table:style-name="from_lot_note_usd" office:value="88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88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2: 0.80000000 of 1.00000000 B2</text:p>
          </table:table-cell>
          <table:table-cell table:style-name="taxable_event_note_default" office:value-type="string">
            <text:p>1/2: 0.80000000 of 1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usd" office:value="2440.0" office:value-type="float"/>
          <table:table-cell table:style-name="from_lot_note_usd" office:value="2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4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2: 0.20000000 of 2.00000000 B2</text:p>
          </table:table-cell>
          <table:table-cell table:style-name="taxable_event_note_default" office:value-type="string">
            <text:p>2/2: 0.20000000 of 1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6/11/2021</text:p>
          </table:table-cell>
          <table:table-cell table:style-name="taxable_event_note_usd" office:value="202.0" office:value-type="float"/>
          <table:table-cell table:style-name="from_lot_note_usd" office:value="14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61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3: 0.01000000 of 4.00000000 B2</text:p>
          </table:table-cell>
          <table:table-cell table:style-name="taxable_event_note_default" office:value-type="string">
            <text:p>1/2: 0.01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usd" office:value="40400.0" office:value-type="float"/>
          <table:table-cell table:style-name="from_lot_note_usd" office:value="30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1020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1: 2.00000000 of 5.00000000 B2</text:p>
          </table:table-cell>
          <table:table-cell table:style-name="taxable_event_note_default" office:value-type="string">
            <text:p>2/2: 2.00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4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usd" office:value="2240.0" office:value-type="float"/>
          <table:table-cell table:style-name="from_lot_note_border_usd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20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3: 0.20000000 of 1.00000000 B4</text:p>
          </table:table-cell>
          <table:table-cell table:style-name="taxable_event_note_border_default" office:value-type="string">
            <text:p>1/1: 0.20000000 of 0.2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usd" office:value="9638.0" office:value-type="float"/>
          <table:table-cell table:style-name="from_lot_note_usd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869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3: 0.79000000 of 1.00000000 B4</text:p>
          </table:table-cell>
          <table:table-cell table:style-name="taxable_event_note_default" office:value-type="string">
            <text:p>1/2: 0.79000000 of 1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usd" office:value="2562.0" office:value-type="float"/>
          <table:table-cell table:style-name="from_lot_note_usd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42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2: 0.21000000 of 2.00000000 B4</text:p>
          </table:table-cell>
          <table:table-cell table:style-name="taxable_event_note_default" office:value-type="string">
            <text:p>2/2: 0.21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usd" office:value="40602.0" office:value-type="float"/>
          <table:table-cell table:style-name="from_lot_note_usd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10251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3: 2.01000000 of 5.00000000 B4</text:p>
          </table:table-cell>
          <table:table-cell table:style-name="taxable_event_note_default" office:value-type="string">
            <text:p>1/1: 2.01000000 of 2.0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222" office:value-type="string" calcext:value-type="string" table:number-columns-spanned="9" table:number-rows-spanned="1">
            <text:p>Crypto Donations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Default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dona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Donat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donat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 office:value-type="string" calcext:value-type="string">
            <text:p>time of donation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usd" office:value="54197.0" office:value-type="float"/>
          <table:table-cell table:style-name="from_lot_note_usd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75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3: 3.79000000 of 4.00000000 B2</text:p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usd" office:value="54197.0" office:value-type="float"/>
          <table:table-cell table:style-name="from_lot_note_usd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75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2: 3.79000000 of 4.00000000 B4</text:p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9" table:number-rows-spanned="1">
            <text:p>Crypto Gifts</text:p>
          </table:table-cell>
          <table:covered-table-cell table:style-name="ce10"/>
          <table:covered-table-cell table:style-name="ce22"/>
          <table:covered-table-cell table:style-name="Default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gif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Gift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gift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 office:value-type="string" calcext:value-type="string">
            <text:p>time of gift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8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25560.0" office:value-type="float"/>
          <table:table-cell table:style-name="from_lot_note_usd" office:value="21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6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2/2: 1.80000000 of 2.00000000 B2</text:p>
          </table:table-cell>
          <table:table-cell table:style-name="taxable_event_note_default" office:value-type="string">
            <text:p>1/3: 1.8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42600.0" office:value-type="float"/>
          <table:table-cell table:style-name="from_lot_note_usd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2</text:p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2840.0" office:value-type="float"/>
          <table:table-cell table:style-name="from_lot_note_usd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3: 0.20000000 of 4.00000000 B2</text:p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25418.0" office:value-type="float"/>
          <table:table-cell table:style-name="from_lot_note_usd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38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2/2: 1.79000000 of 2.00000000 B4</text:p>
          </table:table-cell>
          <table:table-cell table:style-name="taxable_event_note_default" office:value-type="string">
            <text:p>1/3: 1.79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42600.0" office:value-type="float"/>
          <table:table-cell table:style-name="from_lot_note_usd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4</text:p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usd" office:value="2982.0" office:value-type="float"/>
          <table:table-cell table:style-name="from_lot_note_usd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1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2: 0.21000000 of 4.00000000 B4</text:p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Interest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57"/>
          <table:table-cell table:style-name="ce168"/>
          <table:table-cell table:style-name="ce289"/>
          <table:table-cell table:style-name="ce40"/>
          <table:table-cell table:style-name="ce40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earn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earn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/>
          <table:table-cell table:style-name="ce159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usd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24000.0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usd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usd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usd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9" table:number-rows-spanned="1">
            <text:p>Crypto Investment Expenses</text:p>
          </table:table-cell>
          <table:covered-table-cell table:style-name="ce10"/>
          <table:covered-table-cell table:style-name="ce22"/>
          <table:covered-table-cell table:style-name="Default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transac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Transaction fee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transact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 office:value-type="string" calcext:value-type="string">
            <text:p>time of transacton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3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1/21/2016</text:p>
          </table:table-cell>
          <table:table-cell table:style-name="taxable_event_note_border_usd" office:value="114.0" office:value-type="float"/>
          <table:table-cell table:style-name="from_lot_note_border_usd" office:value="1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3.0" office:value-type="float"/>
          <table:table-cell table:style-name="taxable_event_note_border_default" office:value-type="string">
            <text:p>INTRA / MOVE</text:p>
          </table:table-cell>
          <table:table-cell table:style-name="from_lot_note_border_default" office:value-type="string">
            <text:p>1/3: 0.01000000 of 1.00000000 B3</text:p>
          </table:table-cell>
          <table:table-cell table:style-name="taxable_event_note_border_default" office:value-type="string">
            <text:p>1/1: 0.01000000 of 0.01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21 18:33:14.3420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5/21/2020</text:p>
          </table:table-cell>
          <table:table-cell table:style-name="taxable_event_note_usd" office:value="288.0" office:value-type="float"/>
          <table:table-cell table:style-name="from_lot_note_usd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66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3: 0.02000000 of 1.00000000 B3</text:p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5-21 12:58:1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7/21/2021</text:p>
          </table:table-cell>
          <table:table-cell table:style-name="taxable_event_note_usd" office:value="856.0" office:value-type="float"/>
          <table:table-cell table:style-name="from_lot_note_usd" office:value="44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412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3: 0.04000000 of 1.00000000 B3</text:p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1/21/2016</text:p>
          </table:table-cell>
          <table:table-cell table:style-name="taxable_event_note_usd" office:value="114.0" office:value-type="float"/>
          <table:table-cell table:style-name="from_lot_note_usd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3: 0.01000000 of 1.00000000 B4</text:p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6-01-21 18:33:14.3420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usd" office:value="288.0" office:value-type="float"/>
          <table:table-cell table:style-name="from_lot_note_usd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-14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1/3: 0.02000000 of 5.00000000 B4</text:p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usd" office:value="856.0" office:value-type="float"/>
          <table:table-cell table:style-name="from_lot_note_usd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52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3: 0.04000000 of 5.00000000 B4</text:p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usd" style:display-name="from_lot_usd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usd" style:display-name="from_lot_alt_usd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usd" style:display-name="from_lot_border_usd" style:family="table-cell" style:parent-style-name="from_5f_lot_5f_usd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usd" style:display-name="from_lot_alt_border_usd" style:family="table-cell" style:parent-style-name="from_5f_lot_5f_alt_5f_usd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usd" style:display-name="from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usd" style:display-name="from_lot_note_border_usd" style:family="table-cell" style:parent-style-name="from_5f_lot_5f_note_5f_usd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16:33:52.093073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09-24T09:08:49.922398</dc:date>
    <meta:editing-duration>P1DT8H44M51S</meta:editing-duration>
    <meta:editing-cycles>93</meta:editing-cycles>
    <meta:generator>http://pypi.python.org/pypi/ezodf/0.1.0$Python3.8.10 (default, Jun  2 2021, 10:49:15) 
[GCC 9.4.0]</meta:generator>
    <meta:document-statistic meta:table-count="13" meta:cell-count="508" meta:object-count="0"/>
  </office:meta>
</office:document-meta>
</file>